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font-size="16pt" fo:language="en" fo:country="none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">
      <style:paragraph-properties fo:margin-top="0in" fo:margin-bottom="0.139in" fo:line-height="115%"/>
      <style:text-properties fo:font-size="11pt" fo:language="en" fo:country="none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font-size="16pt" fo:language="en" fo:country="none" fo:font-weight="bold" style:font-size-asian="16pt" style:font-weight-asian="bold" style:font-size-complex="16pt" style:font-weight-complex="bold"/>
    </style:style>
    <style:style style:name="T1" style:family="text">
      <style:text-properties fo:font-size="11pt" fo:language="en" fo:country="none" fo:font-weight="bold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t 1</text:p>
      <text:p text:style-name="P2">_</text:p>
      <text:p text:style-name="P1">Act 2</text:p>
      <text:p text:style-name="P2">_</text:p>
      <text:p text:style-name="P1">Act 3</text:p>
      <text:p text:style-name="P2">_</text:p>
      <text:p text:style-name="P1">Intermission</text:p>
      <text:p text:style-name="P2">_</text:p>
      <text:p text:style-name="P1">Act 4</text:p>
      <text:p text:style-name="P2">_</text:p>
      <text:p text:style-name="P1">Act 5</text:p>
      <text:p text:style-name="P2">_</text:p>
      <text:p text:style-name="P1">Act 5 Act 2</text:p>
      <text:p text:style-name="P2">_</text:p>
      <text:p text:style-name="P2">1. =005604</text:p>
      <text:p text:style-name="P2">this is so completely illegal.</text:p>
      <text:p text:style-name="P2">_</text:p>
      <text:p text:style-name="P2">2. =005605</text:p>
      <text:p text:style-name="P2">this atrocity cannot go unpunished.</text:p>
      <text:p text:style-name="P2">throw whoever is responsible into the slammer.</text:p>
      <text:p text:style-name="P2">slammer means jail by the way.</text:p>
      <text:p text:style-name="P2">_</text:p>
      <text:p text:style-name="P2">3. =005606</text:p>
      <text:p text:style-name="P2">you call it the slammer when you are extra angry at crimes.</text:p>
      <text:p text:style-name="P2">take a note of that important principle.</text:p>
      <text:p text:style-name="P2"><text:soft-page-break/>because i am deputizing you even though you are a kid.</text:p>
      <text:p text:style-name="P2">_</text:p>
      <text:p text:style-name="P2">4. =005607</text:p>
      <text:p text:style-name="P2">but only while i am away from my jurisdiction.</text:p>
      <text:p text:style-name="P2">which i think is forever.</text:p>
      <text:p text:style-name="P2">bring the criminals to justice young deputy.</text:p>
      <text:p text:style-name="P2">each mutinous agent must pay for their crimes.</text:p>
      <text:p text:style-name="P2">_</text:p>
      <text:p text:style-name="P2">5. =005608</text:p>
      <text:p text:style-name="P2">i have other duties to attend to.</text:p>
      <text:p text:style-name="P2">_</text:p>
      <text:p text:style-name="P2">6. =005609</text:p>
      <text:p text:style-name="P2">i must explode this ridiculously illegal edifice.</text:p>
      <text:p text:style-name="P2">farewell.</text:p>
      <text:p text:style-name="P2">_</text:p>
      <text:p text:style-name="P2">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" meta:paragraph-count="41" meta:word-count="138" meta:character-count="669"/>
    <meta:generator>OpenOffice/4.1.2$Win32 OpenOffice.org_project/412m3$Build-9782</meta:generator>
  </office:meta>
</office:document-meta>
</file>